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 style:list-style-name="L1"/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25in" fo:min-width="0.0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dash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457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7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7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8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14933304912265162" text:style-name="L1">
        <text:list-item>
          <text:p text:style-name="P2">Entities present:</text:p>
          <text:p text:style-name="P2">Product</text:p>
          <text:p text:style-name="P2">Categories</text:p>
          <text:p text:style-name="P2">User</text:p>
          <text:p text:style-name="P2">Address</text:p>
          <text:p text:style-name="P2">Administrator</text:p>
          <text:p text:style-name="P2">Shopper</text:p>
          <text:p text:style-name="P2">Cart</text:p>
          <text:p text:style-name="P2">Payment</text:p>
          <text:p text:style-name="P2"/>
        </text:list-item>
        <text:list-item>
          <text:p text:style-name="P2">Relations present:</text:p>
          <text:p text:style-name="P2">Categorised</text:p>
          <text:p text:style-name="P2">HasAddress</text:p>
          <text:p text:style-name="P2">Manage</text:p>
        </text:list-item>
      </text:list>
      <text:p text:style-name="Standard"><text:s text:c="13"/>AddToCart</text:p>
      <text:list xml:id="list24505318" text:continue-numbering="true" text:style-name="L1">
        <text:list-header>
          <text:p text:style-name="P2">PlaceOrder</text:p>
          <text:p text:style-name="P2">MakePayment</text:p>
          <text:p text:style-name="P2">SelectAddress</text:p>
          <text:p text:style-name="P2"/>
        </text:list-header>
        <text:list-item>
          <text:p text:style-name="P2">Key attributes</text:p>
          <text:p text:style-name="P2">UserId</text:p>
          <text:p text:style-name="P2">Category Id</text:p>
          <text:p text:style-name="P2">ProductId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24533743" text:continue-numbering="true" text:style-name="L1">
        <text:list-item>
          <text:p text:style-name="P2">ER Diagram of StoreFront</text:p>
        </text:list-item>
      </text:list>
      <text:p text:style-name="Standard"/>
      <text:p text:style-name="Standard"><draw:g text:anchor-type="paragraph" draw:z-index="0" draw:style-name="gr1"><draw:rect draw:style-name="gr2" draw:text-style-name="P4" svg:width="0.5614in" svg:height="0.2394in" svg:x="4.6071in" svg:y="7.5134in"><text:p text:style-name="P3"><text:span text:style-name="T1">Product</text:span></text:p></draw:rect><draw:ellipse draw:style-name="gr3" draw:text-style-name="P4" svg:width="0.4969in" svg:height="0.2386in" svg:x="3.8953in" svg:y="8.0209in"><text:p text:style-name="P3"><text:span text:style-name="T1">Quantity</text:span></text:p></draw:ellipse><draw:ellipse draw:style-name="gr4" draw:text-style-name="P5" svg:width="0.8205in" svg:height="0.2677in" svg:x="5.5118in" svg:y="7.6634in"><text:p text:style-name="P3"><text:span text:style-name="T2">ProductId</text:span></text:p></draw:ellipse><draw:ellipse draw:style-name="gr5" draw:text-style-name="P4" svg:width="0.3878in" svg:height="0.2689in" svg:x="4.4563in" svg:y="8.2291in"><text:p text:style-name="P3"><text:span text:style-name="T1">Name</text:span></text:p></draw:ellipse><draw:rect draw:style-name="gr6" draw:text-style-name="P4" svg:width="0.5823in" svg:height="0.2689in" svg:x="1.437in" svg:y="7.6028in"><text:p text:style-name="P3"><text:span text:style-name="T1">Categories</text:span></text:p></draw:rect><draw:ellipse draw:style-name="gr7" draw:text-style-name="P5" svg:width="0.776in" svg:height="0.2394in" svg:x="0.0783in" svg:y="7.8118in"><text:p text:style-name="P3"><text:span text:style-name="T2">CategoryId</text:span></text:p></draw:ellipse><draw:custom-shape draw:style-name="gr8" draw:text-style-name="P4" svg:width="0.7551in" svg:height="0.4768in" svg:x="2.7957in" svg:y="7.4543in"><text:p text:style-name="P4"><text:span text:style-name="T1">Categoris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9" draw:text-style-name="P6" svg:width="0.2043in" svg:height="0.2913in" svg:x="5.4043in" svg:y="3.9646in"><draw:text-box><text:p/></draw:text-box></draw:frame><draw:rect draw:style-name="gr10" draw:text-style-name="P4" svg:width="0.5398in" svg:height="0.2394in" svg:x="2.278in" svg:y="1.1311in"><text:p text:style-name="P3"><text:span text:style-name="T1">User</text:span></text:p></draw:rect><draw:ellipse draw:style-name="gr11" draw:text-style-name="P5" svg:width="0.4969in" svg:height="0.2386in" svg:x="1.6744in" svg:y="1.4598in"><text:p text:style-name="P3"><text:span text:style-name="T2">UserId</text:span></text:p></draw:ellipse><draw:ellipse draw:style-name="gr12" draw:text-style-name="P4" svg:width="0.4531in" svg:height="0.2394in" svg:x="1.6098in" svg:y="0.4752in"><text:p text:style-name="P3"><text:span text:style-name="T1">Name</text:span></text:p></draw:ellipse><draw:ellipse draw:style-name="gr13" draw:text-style-name="P4" svg:width="0.6268in" svg:height="0.2394in" svg:x="5.4909in" svg:y="0.5945in"><text:p text:style-name="P3"><text:span text:style-name="T1">PostalZip</text:span></text:p></draw:ellipse><draw:ellipse draw:style-name="gr14" draw:text-style-name="P4" svg:width="0.6689in" svg:height="0.2685in" svg:x="5.8575in" svg:y="0.9827in"><text:p text:style-name="P3"><text:span text:style-name="T1">CityName</text:span></text:p></draw:ellipse><draw:ellipse draw:style-name="gr15" draw:text-style-name="P4" svg:width="0.7551in" svg:height="0.2685in" svg:x="5.5992in" svg:y="1.4598in"><text:p text:style-name="P3"><text:span text:style-name="T1">StreetName</text:span></text:p></draw:ellipse><draw:ellipse draw:style-name="gr16" draw:text-style-name="P4" svg:width="0.476in" svg:height="0.2394in" svg:x="4.8437in" svg:y="0.5047in"><text:p text:style-name="P3"><text:span text:style-name="T1">State</text:span></text:p></draw:ellipse><draw:ellipse draw:style-name="gr17" draw:text-style-name="P4" svg:width="0.8189in" svg:height="0.5969in" svg:x="2.1709in" svg:y="0.1472in"><text:p/></draw:ellipse><draw:ellipse draw:style-name="gr18" draw:text-style-name="P4" svg:width="0.5831in" svg:height="0.2394in" svg:x="4.5425in" svg:y="1.6382in"><text:p text:style-name="P3"><text:span text:style-name="T1">ShopperId</text:span></text:p></draw:ellipse><draw:custom-shape draw:style-name="gr19" draw:text-style-name="P4" svg:width="0.8835in" svg:height="0.5071in" svg:x="4.0898in" svg:y="3.5173in"><text:p text:style-name="P4"><text:span text:style-name="T1">PlaceOrde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20" draw:text-style-name="P4" svg:width="0.6906in" svg:height="0.2988in" svg:x="4.0681in" svg:y="4.8591in"><text:p text:style-name="P3"><text:span text:style-name="T1">Cart</text:span></text:p></draw:rect><draw:ellipse draw:style-name="gr21" draw:text-style-name="P4" svg:width="0.6906in" svg:height="0.3287in" svg:x="4.6929in" svg:y="5.4256in"><text:p text:style-name="P3"><text:span text:style-name="T1">ProductId</text:span></text:p></draw:ellipse><draw:ellipse draw:style-name="gr22" draw:text-style-name="P4" svg:width="0.7551in" svg:height="0.2988in" svg:x="3.6154in" svg:y="4.4118in"><text:p text:style-name="P3"><text:span text:style-name="T1">ShopperId</text:span></text:p></draw:ellipse><draw:ellipse draw:style-name="gr23" draw:text-style-name="P4" svg:width="0.5823in" svg:height="0.3579in" svg:x="4.0252in" svg:y="5.3965in"><text:p text:style-name="P3"><text:span text:style-name="T1">Quantity</text:span></text:p></draw:ellipse><draw:ellipse draw:style-name="gr24" draw:text-style-name="P4" svg:width="0.7551in" svg:height="0.3276in" svg:x="4.7362in" svg:y="4.3228in"><text:p text:style-name="P3"><text:span text:style-name="T1">OrderStatus</text:span></text:p></draw:ellipse><draw:ellipse draw:style-name="gr25" draw:text-style-name="P4" svg:width="1.0142in" svg:height="0.4768in" svg:x="5.4043in" svg:y="7.0071in"><text:p/></draw:ellipse><draw:rect draw:style-name="gr26" draw:text-style-name="P4" svg:width="0.7335in" svg:height="0.3287in" svg:x="1.3283in" svg:y="3.6354in"><text:p text:style-name="P3"><text:span text:style-name="T1">Administrator</text:span></text:p></draw:rect><draw:ellipse draw:style-name="gr27" draw:text-style-name="P4" svg:width="0.5823in" svg:height="0.328in" svg:x="4.9957in" svg:y="8.0807in"><text:p text:style-name="P3"><text:span text:style-name="T1">Price</text:span></text:p></draw:ellipse><draw:rect draw:style-name="gr28" draw:text-style-name="P4" svg:width="0.5614in" svg:height="0.2378in" svg:x="4.9728in" svg:y="1.0724in"><text:p text:style-name="P3"><text:span text:style-name="T1">Address</text:span></text:p></draw:rect><draw:custom-shape draw:style-name="gr29" draw:text-style-name="P4" svg:width="0.9268in" svg:height="0.3579in" svg:x="3.3354in" svg:y="1.0724in"><text:p text:style-name="P4"><text:span text:style-name="T1">HasAddress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0" draw:text-style-name="P4" svg:width="1.1425in" svg:height="0.687in" svg:x="5.3193in" svg:y="4.65in"><text:p text:style-name="P4"><text:span text:style-name="T1">Make</text:span></text:p><text:p text:style-name="P4"><text:span text:style-name="T1">Paymen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31" draw:text-style-name="P4" svg:width="0.6697in" svg:height="0.328in" svg:x="5.7063in" svg:y="3.6665in"><text:p text:style-name="P3"><text:span text:style-name="T1">Payment</text:span></text:p></draw:rect><draw:ellipse draw:style-name="gr32" draw:text-style-name="P4" svg:width="0.6906in" svg:height="0.5969in" svg:x="6.4835in" svg:y="2.8016in"><text:p text:style-name="P3"><text:span text:style-name="T1">Shipping</text:span></text:p><text:p text:style-name="P3"><text:span text:style-name="T1">Address</text:span></text:p></draw:ellipse><draw:ellipse draw:style-name="gr33" draw:text-style-name="P4" svg:width="0.626in" svg:height="0.4476in" svg:x="6.6988in" svg:y="3.5472in"><text:p text:style-name="P3"><text:span text:style-name="T1">Total</text:span></text:p><text:p text:style-name="P3"><text:span text:style-name="T1">Price</text:span></text:p></draw:ellipse><draw:custom-shape draw:style-name="gr34" draw:text-style-name="P4" svg:width="0.928in" svg:height="0.6567in" svg:x="5.5339in" svg:y="2.3543in"><text:p text:style-name="P4"><text:span text:style-name="T1">Select</text:span></text:p><text:p text:style-name="P4"><text:span text:style-name="T1">Addres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ellipse draw:style-name="gr35" draw:text-style-name="P4" svg:width="0.5831in" svg:height="0.2689in" svg:x="1.3937in" svg:y="0.952in"><text:p/></draw:ellipse><draw:line draw:style-name="gr36" draw:text-style-name="P4" svg:x1="2.3425in" svg:y1="2.5626in" svg:x2="2.6228in" svg:y2="3.0098in"><text:p/></draw:line><draw:line draw:style-name="gr37" draw:text-style-name="P4" svg:x1="2.9031in" svg:y1="2.5031in" svg:x2="2.6445in" svg:y2="3.0402in"><text:p/></draw:line><draw:line draw:style-name="gr38" draw:text-style-name="P4" svg:x1="2.3425in" svg:y1="2.5331in" svg:x2="2.8815in" svg:y2="2.5031in"><text:p/></draw:line><draw:frame draw:style-name="gr39" draw:text-style-name="P6" svg:width="0.3953in" svg:height="0.2488in" svg:x="2.4945in" svg:y="2.5626in"><draw:text-box><text:p text:style-name="P7"><text:span text:style-name="T1">Is A</text:span></text:p></draw:text-box></draw:frame><draw:rect draw:style-name="gr40" draw:text-style-name="P4" svg:width="0.7343in" svg:height="0.2689in" svg:x="3.0327in" svg:y="3.6362in"><text:p text:style-name="P3"><text:span text:style-name="T1">Shopper</text:span></text:p></draw:rect><draw:line draw:style-name="gr41" draw:text-style-name="P4" svg:x1="2.537in" svg:y1="1.1311in" svg:x2="2.537in" svg:y2="0.7732in"><text:p/></draw:line><draw:line draw:style-name="gr42" draw:text-style-name="P4" svg:x1="2.0193in" svg:y1="0.6539in" svg:x2="2.3642in" svg:y2="1.1012in"><text:p/></draw:line><draw:line draw:style-name="gr43" draw:text-style-name="P4" svg:x1="1.976in" svg:y1="1.1012in" svg:x2="2.2563in" svg:y2="1.1311in"><text:p/></draw:line><draw:line draw:style-name="gr44" draw:text-style-name="P4" svg:x1="2.1488in" svg:y1="1.5488in" svg:x2="2.3213in" svg:y2="1.3996in"><text:p/></draw:line><draw:line draw:style-name="gr45" draw:text-style-name="P4" svg:x1="2.8169in" svg:y1="1.2205in" svg:x2="3.3346in" svg:y2="1.2205in"><text:p/></draw:line><draw:line draw:style-name="gr46" draw:text-style-name="P4" svg:x1="4.2618in" svg:y1="1.2504in" svg:x2="4.952in" svg:y2="1.2205in"><text:p/></draw:line><draw:line draw:style-name="gr47" draw:text-style-name="P4" svg:x1="5.1248in" svg:y1="1.1012in" svg:x2="5.0815in" svg:y2="0.7732in"><text:p/></draw:line><draw:line draw:style-name="gr48" draw:text-style-name="P4" svg:x1="4.9303in" svg:y1="1.6677in" svg:x2="5.1677in" svg:y2="1.3398in"><text:p/></draw:line><draw:line draw:style-name="gr49" draw:text-style-name="P4" svg:x1="5.6638in" svg:y1="1.4898in" svg:x2="5.5559in" svg:y2="1.3106in"><text:p/></draw:line><draw:line draw:style-name="gr50" draw:text-style-name="P4" svg:x1="5.5343in" svg:y1="1.1311in" svg:x2="5.8362in" svg:y2="1.1311in"><text:p/></draw:line><draw:line draw:style-name="gr51" draw:text-style-name="P4" svg:x1="5.5126in" svg:y1="0.7732in" svg:x2="5.3618in" svg:y2="1.0417in"><text:p/></draw:line><draw:line draw:style-name="gr52" draw:text-style-name="P4" svg:x1="5.3185in" svg:y1="1.3106in" svg:x2="5.8791in" svg:y2="2.4441in"><text:p/></draw:line><draw:line draw:style-name="gr53" draw:text-style-name="P4" svg:x1="5.9874in" svg:y1="3.0102in" svg:x2="5.9874in" svg:y2="3.6665in"><text:p/></draw:line><draw:line draw:style-name="gr54" draw:text-style-name="P4" svg:x1="6.3969in" svg:y1="3.6661in" svg:x2="6.5909in" svg:y2="3.3083in"><text:p/></draw:line><draw:line draw:style-name="gr55" draw:text-style-name="P4" svg:x1="6.3752in" svg:y1="3.7854in" svg:x2="6.6772in" svg:y2="3.7854in"><text:p/></draw:line><draw:line draw:style-name="gr56" draw:text-style-name="P4" svg:x1="3.7657in" svg:y1="3.8154in" svg:x2="4.1323in" svg:y2="3.8154in"><text:p/></draw:line><draw:line draw:style-name="gr57" draw:text-style-name="P4" svg:x1="4.5205in" svg:y1="4.0539in" svg:x2="4.5205in" svg:y2="4.8295in"><text:p/></draw:line><draw:ellipse draw:style-name="gr58" draw:text-style-name="P4" svg:width="0.6469in" svg:height="0.298in" svg:x="4.8874in" svg:y="3.3083in"><text:p text:style-name="P3"><text:span text:style-name="T1">ShopperId</text:span></text:p></draw:ellipse><draw:line draw:style-name="gr59" draw:text-style-name="P4" svg:x1="5.7067in" svg:y1="3.6661in" svg:x2="5.5343in" svg:y2="3.5169in"><text:p/></draw:line><draw:line draw:style-name="gr60" draw:text-style-name="P4" svg:x1="4.7358in" svg:y1="4.9768in" svg:x2="5.3402in" svg:y2="4.9783in"><text:p/></draw:line><draw:line draw:style-name="gr61" draw:text-style-name="P4" svg:x1="4.7146in" svg:y1="4.8291in" svg:x2="4.8654in" svg:y2="4.6205in"><text:p/></draw:line><draw:line draw:style-name="gr62" draw:text-style-name="P4" svg:x1="3.5287in" svg:y1="7.6921in" svg:x2="4.6071in" svg:y2="7.6921in"><text:p/></draw:line><draw:line draw:style-name="gr63" draw:text-style-name="P4" svg:x1="2.0409in" svg:y1="7.7823in" svg:x2="2.7957in" svg:y2="7.7224in"><text:p/></draw:line><draw:line draw:style-name="gr64" draw:text-style-name="P4" svg:x1="1.6528in" svg:y1="3.6067in" svg:x2="2.4937in" svg:y2="2.8311in"><text:p/></draw:line><draw:line draw:style-name="gr65" draw:text-style-name="P4" svg:x1="2.774in" svg:y1="2.8311in" svg:x2="3.4425in" svg:y2="3.6067in"><text:p/></draw:line><draw:line draw:style-name="gr66" draw:text-style-name="P4" svg:x1="2.5583in" svg:y1="1.3697in" svg:x2="2.5799in" svg:y2="2.5031in"><text:p/></draw:line><draw:line draw:style-name="gr67" draw:text-style-name="P4" svg:x1="4.7146in" svg:y1="5.1575in" svg:x2="4.9087in" svg:y2="5.4854in"><text:p/></draw:line><draw:line draw:style-name="gr68" draw:text-style-name="P4" svg:x1="5.0165in" svg:y1="7.5433in" svg:x2="5.1461in" svg:y2="7.0362in"><text:p/></draw:line><draw:line draw:style-name="gr69" draw:text-style-name="P4" svg:x1="4.1539in" svg:y1="4.6803in" svg:x2="4.3697in" svg:y2="4.8295in"><text:p/></draw:line><draw:ellipse draw:style-name="gr70" draw:text-style-name="P4" svg:width="0.7559in" svg:height="0.2685in" svg:x="0.5957in" svg:y="7.2154in"><text:p text:style-name="P3"><text:span text:style-name="T1">ParentId</text:span></text:p></draw:ellipse><draw:ellipse draw:style-name="gr71" draw:text-style-name="P4" svg:width="0.9059in" svg:height="0.2689in" svg:x="0.7043in" svg:y="8.2291in"><text:p text:style-name="P3"><text:span text:style-name="T1">CategoryName</text:span></text:p></draw:ellipse><draw:line draw:style-name="gr72" draw:text-style-name="P4" svg:x1="1.2213in" svg:y1="7.4535in" svg:x2="1.4799in" svg:y2="7.6028in"><text:p/></draw:line><draw:line draw:style-name="gr73" draw:text-style-name="P4" svg:x1="0.8547in" svg:y1="7.9311in" svg:x2="1.437in" svg:y2="7.7224in"><text:p/></draw:line><draw:line draw:style-name="gr74" draw:text-style-name="P4" svg:x1="1.3937in" svg:y1="8.2591in" svg:x2="1.7173in" svg:y2="7.8713in"><text:p/></draw:line><draw:ellipse draw:style-name="gr75" draw:text-style-name="P4" svg:width="0.9921in" svg:height="0.5378in" svg:x="4.5425in" svg:y="6.5291in"><text:p/></draw:ellipse><draw:ellipse draw:style-name="gr76" draw:text-style-name="P4" svg:width="0.9059in" svg:height="0.4185in" svg:x="4.5854in" svg:y="6.589in"><text:p text:style-name="P3"><text:span text:style-name="T1">CategoryId</text:span></text:p></draw:ellipse><draw:line draw:style-name="gr77" draw:text-style-name="P4" svg:x1="5.1677in" svg:y1="7.5433in" svg:x2="5.5126in" svg:y2="7.3941in"><text:p/></draw:line><draw:line draw:style-name="gr78" draw:text-style-name="P4" svg:x1="5.1677in" svg:y1="7.7224in" svg:x2="5.5343in" svg:y2="7.7823in"><text:p/></draw:line><draw:line draw:style-name="gr79" draw:text-style-name="P4" svg:x1="5.0815in" svg:y1="7.752in" svg:x2="5.1461in" svg:y2="8.1098in"><text:p/></draw:line><draw:line draw:style-name="gr80" draw:text-style-name="P4" svg:x1="4.6933in" svg:y1="8.2291in" svg:x2="4.952in" svg:y2="7.7819in"><text:p/></draw:line><draw:line draw:style-name="gr81" draw:text-style-name="P4" svg:x1="4.3268in" svg:y1="8.0504in" svg:x2="4.715in" svg:y2="7.7819in"><text:p/></draw:line><draw:line draw:style-name="gr82" draw:text-style-name="P4" svg:x1="4.3697in" svg:y1="5.3961in" svg:x2="4.5638in" svg:y2="5.1276in"><text:p/></draw:line><draw:ellipse draw:style-name="gr83" draw:text-style-name="P4" svg:width="0.4531in" svg:height="0.537in" svg:x="3.5291in" svg:y="4.9783in"><text:p text:style-name="P3"><text:span text:style-name="T1">Total</text:span></text:p><text:p text:style-name="P3"><text:span text:style-name="T1">Price</text:span></text:p></draw:ellipse><draw:line draw:style-name="gr84" draw:text-style-name="P4" svg:x1="4.111in" svg:y1="5.1575in" svg:x2="3.9815in" svg:y2="5.2173in"><text:p/></draw:line><draw:custom-shape draw:style-name="gr85" draw:text-style-name="P4" svg:width="0.7335in" svg:height="0.6858in" svg:x="2.9673in" svg:y="5.6043in"><text:p text:style-name="P4"><text:span text:style-name="T1">AddTo</text:span></text:p><text:p text:style-name="P4"><text:span text:style-name="T1">Car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86" draw:text-style-name="P4" svg:x1="3.313in" svg:y1="3.9047in" svg:x2="3.3563in" svg:y2="5.6047in"><text:p/></draw:line><draw:line draw:style-name="gr87" draw:text-style-name="P4" svg:x1="0.0354in" svg:y1="6.4697in" svg:x2="6.7421in" svg:y2="6.4398in"><text:p/></draw:line><draw:line draw:style-name="gr88" draw:text-style-name="P4" svg:x1="0.0783in" svg:y1="8.8256in" svg:x2="6.7417in" svg:y2="8.7957in"><text:p/></draw:line><draw:line draw:style-name="gr89" draw:text-style-name="P4" svg:x1="0.0567in" svg:y1="6.4992in" svg:x2="0.0567in" svg:y2="8.8256in"><text:p/></draw:line><draw:line draw:style-name="gr90" draw:text-style-name="P4" svg:x1="6.7634in" svg:y1="6.4697in" svg:x2="6.7634in" svg:y2="8.7961in"><text:p/></draw:line><draw:custom-shape draw:style-name="gr91" draw:text-style-name="P4" svg:width="1.0134in" svg:height="0.6862in" svg:x="1.1362in" svg:y="5.0382in"><text:p text:style-name="P4"><text:span text:style-name="T1">Manag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92" draw:text-style-name="P4" svg:x1="1.6528in" svg:y1="5.0378in" svg:x2="1.6528in" svg:y2="3.9941in"><text:p/></draw:line><draw:line draw:style-name="gr93" draw:text-style-name="P4" svg:x1="1.674in" svg:y1="5.6941in" svg:x2="3.1618in" svg:y2="7.424in"><text:p/></draw:line><draw:line draw:style-name="gr94" draw:text-style-name="P4" svg:x1="3.3346in" svg:y1="6.2906in" svg:x2="4.7146in" svg:y2="7.5134in"><text:p/></draw:line><draw:ellipse draw:style-name="gr95" draw:text-style-name="P4" svg:width="0.885in" svg:height="0.2988in" svg:x="5.4693in" svg:y="7.0957in"><text:p text:style-name="P3"><text:span text:style-name="T1">Images</text:span></text:p></draw:ellipse><draw:line draw:style-name="gr96" draw:text-style-name="P4" svg:x1="5.8575in" svg:y1="3.9646in" svg:x2="5.8791in" svg:y2="4.6504in"><text:p/></draw:line><draw:ellipse draw:style-name="gr97" draw:text-style-name="P4" svg:width="0.928in" svg:height="0.4177in" svg:x="6.4181in" svg:y="4.4717in"><text:p text:style-name="P3"><text:span text:style-name="T1">PaymentMode</text:span></text:p></draw:ellipse><draw:line draw:style-name="gr98" draw:text-style-name="P4" svg:x1="6.3752in" svg:y1="3.9941in" svg:x2="6.6988in" svg:y2="4.4118in"><text:p/></draw:line><draw:ellipse draw:style-name="gr99" draw:text-style-name="P4" svg:width="0.3878in" svg:height="0.8358in" svg:x="6.2457in" svg:y="5.3063in"><text:p text:style-name="P3"><text:span text:style-name="T1">Net</text:span></text:p><text:p text:style-name="P3"><text:span text:style-name="T1">Banking</text:span></text:p></draw:ellipse><draw:ellipse draw:style-name="gr100" draw:text-style-name="P4" svg:width="0.2378in" svg:height="0.9551in" svg:x="6.7209in" svg:y="5.2465in"><text:p text:style-name="P3"><text:span text:style-name="T1">Debit</text:span></text:p><text:p text:style-name="P3"><text:span text:style-name="T1">card</text:span></text:p></draw:ellipse><draw:ellipse draw:style-name="gr101" draw:text-style-name="P4" svg:width="0.3031in" svg:height="1.0142in" svg:x="7.087in" svg:y="5.1874in"><text:p text:style-name="P3"><text:span text:style-name="T1">Credit</text:span></text:p><text:p text:style-name="P3"><text:span text:style-name="T1">Card</text:span></text:p></draw:ellipse><draw:line draw:style-name="gr102" draw:text-style-name="P4" svg:x1="6.526in" svg:y1="5.3063in" svg:x2="6.7634in" svg:y2="4.8291in"><text:p/></draw:line><draw:line draw:style-name="gr103" draw:text-style-name="P4" svg:x1="6.8496in" svg:y1="5.2469in" svg:x2="6.828in" svg:y2="4.8591in"><text:p/></draw:line><draw:line draw:style-name="gr104" draw:text-style-name="P4" svg:x1="7.2165in" svg:y1="5.2169in" svg:x2="6.9791in" svg:y2="4.8291in"><text:p/></draw:line><draw:ellipse draw:style-name="gr105" draw:text-style-name="P4" svg:width="0.8622in" svg:height="0.2386in" svg:x="4.9957in" svg:y="3.0106in"><text:p text:style-name="P3"><text:span text:style-name="T1">ShippingDate</text:span></text:p></draw:ellipse><draw:line draw:style-name="gr106" draw:text-style-name="P4" svg:x1="5.8358in" svg:y1="3.6669in" svg:x2="5.685in" svg:y2="3.2492in"><text:p/></draw:line><draw:ellipse draw:style-name="gr107" draw:text-style-name="P4" svg:width="0.6043in" svg:height="0.3287in" svg:x="3.0327in" svg:y="0.5047in"><text:p text:style-name="P3"><text:span text:style-name="T1">Email</text:span></text:p></draw:ellipse><draw:ellipse draw:style-name="gr108" draw:text-style-name="P4" svg:width="0.5831in" svg:height="0.3878in" svg:x="2.8173in" svg:y="1.5189in"><text:p text:style-name="P3"><text:span text:style-name="T1">Age</text:span></text:p></draw:ellipse><draw:line draw:style-name="gr109" draw:text-style-name="P4" svg:x1="2.7524in" svg:y1="1.1311in" svg:x2="3.076in" svg:y2="0.8031in"><text:p/></draw:line><draw:line draw:style-name="gr110" draw:text-style-name="P4" svg:x1="2.774in" svg:y1="1.3697in" svg:x2="2.9465in" svg:y2="1.5189in"><text:p/></draw:line><draw:ellipse draw:style-name="gr111" draw:text-style-name="P4" svg:width="0.9059in" svg:height="0.478in" svg:x="1.1362in" svg:y="0.8925in"><text:p text:style-name="P3"><text:span text:style-name="T1">DateOfBirth</text:span></text:p></draw:ellipse><draw:ellipse draw:style-name="gr112" draw:text-style-name="P4" svg:width="0.5823in" svg:height="0.3878in" svg:x="0.2516in" svg:y="0.4161in"><text:p text:style-name="P3"><text:span text:style-name="T1">Date</text:span></text:p></draw:ellipse><draw:ellipse draw:style-name="gr113" draw:text-style-name="P4" svg:width="0.6898in" svg:height="0.3276in" svg:x="0.2299in" svg:y="0.9827in"><text:p text:style-name="P3"><text:span text:style-name="T1">Month</text:span></text:p></draw:ellipse><draw:ellipse draw:style-name="gr114" draw:text-style-name="P4" svg:width="0.6697in" svg:height="0.3287in" svg:x="0.272in" svg:y="1.5488in"><text:p text:style-name="P3"><text:span text:style-name="T1">Year</text:span></text:p></draw:ellipse><draw:line draw:style-name="gr115" draw:text-style-name="P4" svg:x1="0.8331in" svg:y1="0.5945in" svg:x2="1.2429in" svg:y2="0.9224in"><text:p/></draw:line><draw:line draw:style-name="gr116" draw:text-style-name="P4" svg:x1="0.9193in" svg:y1="1.1311in" svg:x2="1.1567in" svg:y2="1.0417in"><text:p/></draw:line><draw:line draw:style-name="gr117" draw:text-style-name="P4" svg:x1="0.8764in" svg:y1="1.6091in" svg:x2="1.2213in" svg:y2="1.3106in"><text:p/></draw:line><draw:frame draw:style-name="gr118" draw:text-style-name="P6" svg:width="0.1634in" svg:height="0.3449in" svg:x="4.5209in" svg:y="1.0425in"><draw:text-box><text:p text:style-name="P7"><text:span text:style-name="T1">N</text:span></text:p></draw:text-box></draw:frame><draw:frame draw:style-name="gr119" draw:text-style-name="P6" svg:width="0.1724in" svg:height="0.2276in" svg:x="3.0756in" svg:y="1.0425in"><draw:text-box><text:p text:style-name="P7"><text:span text:style-name="T1">1</text:span></text:p></draw:text-box></draw:frame><draw:frame draw:style-name="gr120" draw:text-style-name="P6" svg:width="0.1295in" svg:height="0.2276in" svg:x="2.3209in" svg:y="7.5134in"><draw:text-box><text:p text:style-name="P7"><text:span text:style-name="T1">N</text:span></text:p></draw:text-box></draw:frame><draw:frame draw:style-name="gr121" draw:text-style-name="P6" svg:width="0.3886in" svg:height="0.3161in" svg:x="3.852in" svg:y="7.4543in"><draw:text-box><text:p text:style-name="P7"><text:span text:style-name="T1">N</text:span></text:p></draw:text-box></draw:frame><draw:frame draw:style-name="gr122" draw:text-style-name="P6" svg:width="0.0425in" svg:height="0.2689in" svg:x="3.2055in" svg:y="4.4417in"><draw:text-box><text:p text:style-name="P7"><text:span text:style-name="T1">1</text:span></text:p></draw:text-box></draw:frame><draw:frame draw:style-name="gr123" draw:text-style-name="P6" svg:width="0.1516in" svg:height="0.2276in" svg:x="3.6791in" svg:y="6.7382in"><draw:text-box><text:p text:style-name="P7"><text:span text:style-name="T1">N</text:span></text:p></draw:text-box></draw:frame><draw:frame draw:style-name="gr124" draw:text-style-name="P6" svg:width="0.0657in" svg:height="0.2276in" svg:x="3.8736in" svg:y="3.5764in"><draw:text-box><text:p text:style-name="P7"><text:span text:style-name="T1">1</text:span></text:p></draw:text-box></draw:frame><draw:frame draw:style-name="gr125" draw:text-style-name="P6" svg:width="0.0862in" svg:height="0.2394in" svg:x="4.5854in" svg:y="4.2028in"><draw:text-box><text:p text:style-name="P7"><text:span text:style-name="T1">1</text:span></text:p></draw:text-box></draw:frame><draw:frame draw:style-name="gr126" draw:text-style-name="P6" svg:width="0.2677in" svg:height="0.2276in" svg:x="5.0382in" svg:y="5.0083in"><draw:text-box><text:p text:style-name="P7"><text:span text:style-name="T1">1</text:span></text:p></draw:text-box></draw:frame><draw:frame draw:style-name="gr127" draw:text-style-name="P6" svg:width="0.2669in" svg:height="0.2276in" svg:x="5.9228in" svg:y="4.2327in"><draw:text-box><text:p text:style-name="P7"><text:span text:style-name="T1">1</text:span></text:p></draw:text-box></draw:frame><draw:frame draw:style-name="gr128" draw:text-style-name="P6" svg:width="0.2669in" svg:height="0.2276in" svg:x="6.0307in" svg:y="3.339in"><draw:text-box><text:p text:style-name="P7"><text:span text:style-name="T1">1</text:span></text:p></draw:text-box></draw:frame><draw:frame draw:style-name="gr129" draw:text-style-name="P6" svg:width="0.2677in" svg:height="0.2276in" svg:x="5.7063in" svg:y="1.9661in"><draw:text-box><text:p text:style-name="P7"><text:span text:style-name="T1">1</text:span></text:p></draw:text-box></draw:frame><draw:frame draw:style-name="gr130" draw:text-style-name="P6" svg:width="0.2669in" svg:height="0.2276in" svg:x="1.6957in" svg:y="4.5909in"><draw:text-box><text:p text:style-name="P7"><text:span text:style-name="T1">1</text:span></text:p></draw:text-box></draw:frame><draw:frame draw:style-name="gr131" draw:text-style-name="P6" svg:width="0.287in" svg:height="0.2276in" svg:x="1.7606in" svg:y="6.0819in"><draw:text-box><text:p text:style-name="P7"><text:span text:style-name="T1">N</text:span></text:p></draw:text-box></draw:frame><draw:ellipse draw:style-name="gr132" draw:text-style-name="P4" svg:width="1.0787in" svg:height="0.537in" svg:x="6.3319in" svg:y="4.3819in"><text:p text:style-name="P3"><text:span text:style-name="T1">PaymentMode</text:span></text:p></draw:ellipse><draw:ellipse draw:style-name="gr133" draw:text-style-name="P4" svg:width="0.7122in" svg:height="0.4185in" svg:x="2.2346in" svg:y="0.237in"><text:p text:style-name="P3"><text:span text:style-name="T1">ContactNo</text:span></text:p></draw:ellipse></draw:g></text:p>
      <text:list xml:id="list24523501" text:continue-numbering="true" text:style-name="L1">
        <text:list-header>
          <text:p text:style-name="P2"/>
        </text:list-header>
      </text:list>
      <text:p text:style-name="Standard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in" fo:page-height="11.320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i Vishnoi</meta:initial-creator>
    <meta:creation-date>2018-08-14T01:11:30.95</meta:creation-date>
    <dc:date>2018-08-14T04:32:41.22</dc:date>
    <dc:creator>Somi Vishnoi</dc:creator>
    <meta:editing-duration>PT1H42M31S</meta:editing-duration>
    <meta:editing-cycles>11</meta:editing-cycles>
    <meta:generator>OpenOffice/4.1.1$Win32 OpenOffice.org_project/411m6$Build-9775</meta:generator>
    <meta:document-statistic meta:table-count="0" meta:image-count="0" meta:object-count="0" meta:page-count="2" meta:paragraph-count="22" meta:word-count="34" meta:character-count="251"/>
  </office:meta>
</office:document-meta>
</file>